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50000023CC24C22D5B23BF32D.png" manifest:media-type="image/png"/>
  <manifest:file-entry manifest:full-path="Pictures/10000200000003840000026C51FE70892AC3E6A3.png" manifest:media-type="image/png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78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db55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language="es" fo:country="CO"/>
    </style:style>
    <style:style style:name="T1" style:family="text">
      <style:text-properties fo:color="#fdb550" style:font-name="Florencesans" fo:font-size="40pt" fo:language="es" fo:country="CO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74cm" svg:height="2.032cm" svg:x="2.54cm" svg:y="1.778cm">
          <draw:text-box>
            <text:p><text:span text:style-name="T1">100 años de soledad</text:span></text:p>
          </draw:text-box>
        </draw:frame>
        <draw:frame draw:style-name="gr2" draw:text-style-name="P2" draw:layer="layout" svg:width="20.574cm" svg:height="14.172cm" svg:x="2.286cm" svg:y="6.91cm">
          <draw:image xlink:href="Pictures/10000200000003840000026C51FE70892AC3E6A3.png" xlink:type="simple" xlink:show="embed" xlink:actuate="onLoad" loext:mime-type="image/png">
            <text:p/>
          </draw:image>
        </draw:frame>
        <draw:frame draw:style-name="gr2" draw:text-style-name="P2" draw:layer="layout" svg:width="20.509cm" svg:height="14.015cm" svg:x="2.551cm" svg:y="6.824cm">
          <draw:image xlink:href="Pictures/10000201000003450000023CC24C22D5B23BF32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lorencesans" svg:font-family="Florenc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fdb550" draw:fill-color="#fdb55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fdb55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fdb55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fdb550"/>
    </style:style>
    <style:style style:name="MP6" style:family="paragraph">
      <loext:graphic-properties draw:fill-color="#fdb550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fdb550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db55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db550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4.24cm" svg:x="1.27cm" svg:y="1.013cm" presentation:class="title" presentation:placeholder="true">
        <draw:text-box/>
      </draw:frame>
      <draw:frame presentation:style-name="Default-outline1" draw:layer="backgroundobjects" svg:width="1.016cm" svg:height="14.73cm" svg:x="1.524cm" svg:y="5.8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15T20:26:26.486740873</dc:date>
    <meta:editing-duration>PT10H5M50S</meta:editing-duration>
    <meta:editing-cycles>60</meta:editing-cycles>
    <meta:generator>LibreOffice/6.4.3.2$Linux_X86_64 LibreOffice_project/40$Build-2</meta:generator>
    <meta:document-statistic meta:object-count="29"/>
  </office:meta>
</office:document-meta>
</file>